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C000000C7C4AA1FBBAD9B0AF8.png" manifest:media-type="image/png"/>
  <manifest:file-entry manifest:full-path="Pictures/1000000000000163000002BF4E7D000A2476BAEA.png" manifest:media-type="image/png"/>
  <manifest:file-entry manifest:full-path="Pictures/100000000000008500000250A0B3C5214B1D527F.png" manifest:media-type="image/png"/>
  <manifest:file-entry manifest:full-path="Pictures/10000201000001B000000120A9516019CFCFA69F.png" manifest:media-type="image/png"/>
  <manifest:file-entry manifest:full-path="Pictures/1000000000000020000000204B249CA79A42C6D7.png" manifest:media-type="image/png"/>
  <manifest:file-entry manifest:full-path="Pictures/10000000000001B5000000CC3E2922CC91A563D9.jpg" manifest:media-type="image/jpeg"/>
  <manifest:file-entry manifest:full-path="Pictures/10000201000001B00000012021EB8C862C3E20EC.png" manifest:media-type="image/png"/>
  <manifest:file-entry manifest:full-path="Pictures/10000201000001B0000001201A86DF9857062A83.png" manifest:media-type="image/png"/>
  <manifest:file-entry manifest:full-path="Pictures/100000000000025F000000B81BAAE4754F84E228.png" manifest:media-type="image/png"/>
  <manifest:file-entry manifest:full-path="Pictures/100000000000013F0000007B052016C7D6EA6EDF.png" manifest:media-type="image/png"/>
  <manifest:file-entry manifest:full-path="Pictures/10000201000004B0000004B03BC5EB64D0FC4946.png" manifest:media-type="image/png"/>
  <manifest:file-entry manifest:full-path="Pictures/10000201000001B000000120FCA15483D93314A7.png" manifest:media-type="image/png"/>
  <manifest:file-entry manifest:full-path="Pictures/1000020100000200000002003AE2E99D107A8FAB.png" manifest:media-type="image/png"/>
  <manifest:file-entry manifest:full-path="Pictures/1000000000000066000001DDA0398AF271A5ECF1.png" manifest:media-type="image/png"/>
  <manifest:file-entry manifest:full-path="Pictures/100000000000018C00000282858CA7D5F175E7E4.png" manifest:media-type="image/png"/>
  <manifest:file-entry manifest:full-path="Pictures/10000201000001B0000001205C2A77A758A665A7.png" manifest:media-type="image/png"/>
  <manifest:file-entry manifest:full-path="Pictures/100000000000015500000293209B8F01BDE09409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8cm, 1.677cm, 0.287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76cm, 0cm, 0cm, 0cm)" draw:image-opacity="100%" style:mirror="none"/>
    </style:style>
    <style:style style:name="gr5" style:family="graphic" style:parent-style-name="standard">
      <style:graphic-properties draw:stroke="none" draw:fill-color="#ffd43b" draw:textarea-horizontal-align="justify" draw:textarea-vertical-align="middle" draw:auto-grow-height="false" fo:min-height="0.55cm" fo:min-width="0.9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76cm, 1.219cm, 0cm, 0.325cm)" draw:image-opacity="100%" style:mirror="none"/>
    </style:style>
    <style:style style:name="gr7" style:family="graphic" style:parent-style-name="standard">
      <style:graphic-properties draw:stroke="none" draw:fill-color="#ffd43b" draw:textarea-horizontal-align="justify" draw:textarea-vertical-align="middle" draw:auto-grow-height="false" fo:min-height="0.55cm" fo:min-width="0.14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-color="#ffd43b" draw:textarea-horizontal-align="justify" draw:textarea-vertical-align="middle" draw:auto-grow-height="false" fo:min-height="0.743cm" fo:min-width="2.343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57cm, 1.242cm, 0.201cm, 0.2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96cm, 1.401cm, 0.162cm, 0.241cm)" draw:image-opacity="100%" style:mirror="none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556cm, 1.438cm, 0.201cm, 0.599cm)" draw:image-opacity="100%" style:mirror="none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109cm"/>
    </style:style>
    <style:style style:name="co1" style:family="table-column">
      <style:table-column-properties style:column-width="5.568cm" style:use-optimal-column-width="false"/>
    </style:style>
    <style:style style:name="ro1" style:family="table-row">
      <style:table-row-properties style:row-height="0.909cm"/>
    </style:style>
    <style:style style:name="ro2" style:family="table-row">
      <style:table-row-properties style:row-height="0.978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.915cm"/>
    </style:style>
    <style:style style:name="ce1" style:family="table-cell">
      <style:paragraph-properties fo:text-align="center"/>
      <style:text-properties style:font-name="Oxygen Mono2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43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d43b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Oxygen Mono2"/>
    </style:style>
    <style:style style:name="T4" style:family="text">
      <style:text-properties style:text-position="33% 58%" style:font-name="Oxygen Mon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mplex Exercis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109cm" svg:x="1.4cm" svg:y="0.388cm" presentation:class="title" presentation:user-transformed="true">
          <draw:text-box>
            <text:p>Complex Exercise 1:<text:line-break/>Fluorescence</text:p>
          </draw:text-box>
        </draw:frame>
        <draw:frame draw:style-name="gr2" draw:text-style-name="P3" draw:layer="layout" svg:width="12.882cm" svg:height="6cm" svg:x="0.009cm" svg:y="5.358cm">
          <draw:image xlink:href="Pictures/10000000000001B5000000CC3E2922CC91A563D9.jpg" xlink:type="simple" xlink:show="embed" xlink:actuate="onLoad">
            <text:p/>
          </draw:image>
        </draw:frame>
        <draw:g>
          <draw:frame draw:style-name="gr3" draw:text-style-name="P3" draw:layer="layout" svg:width="1.165cm" svg:height="1.165cm" svg:x="14.534cm" svg:y="6.576cm">
            <draw:image xlink:href="Pictures/1000020100000200000002003AE2E99D107A8FAB.png" xlink:type="simple" xlink:show="embed" xlink:actuate="onLoad">
              <text:p/>
            </draw:image>
          </draw:frame>
          <draw:frame draw:style-name="gr3" draw:text-style-name="P3" draw:layer="layout" svg:width="1.165cm" svg:height="1.165cm" svg:x="14.535cm" svg:y="7.777cm">
            <draw:image xlink:href="Pictures/1000020100000200000002003AE2E99D107A8FAB.png" xlink:type="simple" xlink:show="embed" xlink:actuate="onLoad">
              <text:p/>
            </draw:image>
          </draw:frame>
          <draw:frame draw:style-name="gr3" draw:text-style-name="P3" draw:layer="layout" svg:width="1.165cm" svg:height="1.165cm" svg:x="14.534cm" svg:y="8.976cm">
            <draw:image xlink:href="Pictures/1000020100000200000002003AE2E99D107A8FAB.png" xlink:type="simple" xlink:show="embed" xlink:actuate="onLoad">
              <text:p/>
            </draw:image>
          </draw:frame>
        </draw:g>
        <draw:frame draw:style-name="gr4" draw:text-style-name="P3" draw:layer="layout" svg:width="10.101cm" svg:height="6.484cm" svg:x="17.4cm" svg:y="5.116cm">
          <draw:image xlink:href="Pictures/10000201000001B000000120A9516019CFCFA69F.png" xlink:type="simple" xlink:show="embed" xlink:actuate="onLoad">
            <text:p/>
          </draw:image>
        </draw:frame>
        <draw:custom-shape draw:style-name="gr5" draw:text-style-name="P4" draw:layer="layout" svg:width="1.6cm" svg:height="1.6cm" svg:x="12.9cm" svg:y="7.5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6cm" svg:height="1.6cm" svg:x="15.7cm" svg:y="7.5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draw:style-name="gr3" draw:text-style-name="P3" draw:layer="layout" svg:width="5.2cm" svg:height="10.299cm" svg:x="3.4cm" svg:y="3.501cm">
          <draw:image xlink:href="Pictures/1000000000000163000002BF4E7D000A2476BAEA.png" xlink:type="simple" xlink:show="embed" xlink:actuate="onLoad">
            <text:p/>
          </draw:image>
        </draw:frame>
        <draw:frame presentation:style-name="pr3" draw:layer="layout" svg:width="25.199cm" svg:height="3.109cm" svg:x="1.4cm" svg:y="0.388cm" presentation:class="title" presentation:user-transformed="true">
          <draw:text-box>
            <text:p>Complex Exercise 1:<text:line-break/>Fluorescence</text:p>
          </draw:text-box>
        </draw:frame>
        <draw:frame draw:style-name="gr6" draw:text-style-name="P3" xml:id="id2" draw:id="id2" draw:layer="layout" svg:width="8.399cm" svg:height="6cm" svg:x="8.8cm" svg:y="7.6cm">
          <draw:image xlink:href="Pictures/10000201000001B000000120A9516019CFCFA69F.png" xlink:type="simple" xlink:show="embed" xlink:actuate="onLoad">
            <text:p/>
          </draw:image>
        </draw:frame>
        <draw:frame draw:style-name="gr3" draw:text-style-name="P3" xml:id="id4" draw:id="id4" draw:layer="layout" svg:width="9cm" svg:height="6cm" svg:x="18.2cm" svg:y="5cm">
          <draw:image xlink:href="Pictures/10000201000001B00000012021EB8C862C3E20EC.png" xlink:type="simple" xlink:show="embed" xlink:actuate="onLoad">
            <text:p/>
          </draw:image>
        </draw:frame>
        <draw:frame draw:style-name="gr3" draw:text-style-name="P3" draw:layer="layout" svg:width="7.942cm" svg:height="3.061cm" svg:x="9.058cm" svg:y="3.6cm">
          <draw:image xlink:href="Pictures/100000000000013F0000007B052016C7D6EA6EDF.png" xlink:type="simple" xlink:show="embed" xlink:actuate="onLoad">
            <text:p/>
          </draw:image>
        </draw:frame>
        <draw:custom-shape draw:style-name="gr7" draw:text-style-name="P4" xml:id="id3" draw:id="id3" draw:layer="layout" svg:width="0.739cm" svg:height="1.6cm" draw:transform="rotate (-1.5706217938697) translate (13.8cm 6.661cm)">
          <text:p/>
          <draw:enhanced-geometry svg:viewBox="0 0 21600 21600" draw:text-areas="0 ?f0 ?f5 ?f2" draw:type="right-arrow" draw:modifiers="8172.97297297297 7110.056214865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8" draw:text-style-name="P3" xml:id="id5" draw:id="id5" draw:layer="layout" svg:width="13.599cm" svg:height="2.399cm" svg:x="12.2cm" svg:y="6cm" svg:viewBox="0 0 13600 2400" draw:points="0,2400 13600,0">
          <text:p/>
        </draw:polyline>
        <draw:polyline draw:style-name="gr8" draw:text-style-name="P3" xml:id="id6" draw:id="id6" draw:layer="layout" svg:width="10.799cm" svg:height="2.599cm" svg:x="12.2cm" svg:y="8cm" svg:viewBox="0 0 10800 2600" draw:points="0,2600 10800,0">
          <text:p/>
        </draw:polyline>
        <draw:polyline draw:style-name="gr8" draw:text-style-name="P3" xml:id="id7" draw:id="id7" draw:layer="layout" svg:width="9.199cm" svg:height="2.599cm" svg:x="12.2cm" svg:y="9cm" svg:viewBox="0 0 9200 2600" draw:points="0,2600 9200,0">
          <text:p/>
        </draw:polyline>
        <draw:polyline draw:style-name="gr8" draw:text-style-name="P3" xml:id="id8" draw:id="id8" draw:layer="layout" svg:width="4.399cm" svg:height="2.599cm" svg:x="15cm" svg:y="10cm" svg:viewBox="0 0 4400 2600" draw:points="0,2600 4400,0">
          <text:p/>
        </draw:polyline>
        <draw:custom-shape draw:style-name="gr9" draw:text-style-name="P6" xml:id="id1" draw:id="id1" draw:layer="layout" svg:width="3.602cm" svg:height="2.057cm" draw:transform="rotate (0.45553093477052) translate (1.06cm 4.953cm)">
          <text:p text:style-name="P5"><text:span text:style-name="T2">German</text:span></text:p>
          <text:p text:style-name="P5"><text:span text:style-name="T2">Notation</text:span></text:p>
          <draw:enhanced-geometry svg:viewBox="0 0 21600 21600" draw:text-areas="0 ?f0 ?f5 ?f2" draw:type="right-arrow" draw:modifiers="16246.4612822648 5667.638483965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109cm" svg:x="1.4cm" svg:y="0.388cm" presentation:class="title" presentation:user-transformed="true">
          <draw:text-box>
            <text:p>Complex Exercise 2:<text:line-break/>DPP</text:p>
          </draw:text-box>
        </draw:frame>
        <draw:frame draw:style-name="gr10" draw:text-style-name="P3" draw:layer="layout" svg:width="11.037cm" svg:height="7.6cm" svg:x="5.063cm" svg:y="4.013cm">
          <draw:image xlink:href="Pictures/10000201000001B0000001205C2A77A758A665A7.png" xlink:type="simple" xlink:show="embed" xlink:actuate="onLoad">
            <text:p/>
          </draw:image>
        </draw:frame>
        <draw:frame draw:style-name="gr11" draw:text-style-name="P3" draw:layer="layout" svg:width="10.017cm" svg:height="7cm" svg:x="17.683cm" svg:y="4.313cm">
          <draw:image xlink:href="Pictures/10000201000001B000000120FCA15483D93314A7.png" xlink:type="simple" xlink:show="embed" xlink:actuate="onLoad">
            <text:p/>
          </draw:image>
        </draw:frame>
        <draw:frame draw:style-name="gr3" draw:text-style-name="P3" draw:layer="layout" svg:width="1.845cm" svg:height="8.632cm" svg:x="1.5cm" svg:y="3.497cm">
          <draw:image xlink:href="Pictures/1000000000000066000001DDA0398AF271A5ECF1.png" xlink:type="simple" xlink:show="embed" xlink:actuate="onLoad">
            <text:p/>
          </draw:image>
        </draw:frame>
        <draw:custom-shape draw:style-name="gr5" draw:text-style-name="P4" draw:layer="layout" svg:width="1.6cm" svg:height="1.6cm" svg:x="3.4cm" svg:y="7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6cm" svg:height="1.6cm" svg:x="16cm" svg:y="7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109cm" svg:x="1.4cm" svg:y="0.388cm" presentation:class="title" presentation:user-transformed="true">
          <draw:text-box>
            <text:p>Complex Exercise 2:<text:line-break/>DPP</text:p>
          </draw:text-box>
        </draw:frame>
        <draw:frame draw:style-name="gr3" draw:text-style-name="P3" draw:layer="layout" svg:width="6.478cm" svg:height="10.503cm" svg:x="4.322cm" svg:y="3.497cm">
          <draw:image xlink:href="Pictures/100000000000018C00000282858CA7D5F175E7E4.png" xlink:type="simple" xlink:show="embed" xlink:actuate="onLoad">
            <text:p/>
          </draw:image>
        </draw:frame>
        <draw:frame draw:style-name="gr3" draw:text-style-name="P3" draw:layer="layout" svg:width="5.43cm" svg:height="10.495cm" svg:x="10.9cm" svg:y="3.497cm">
          <draw:image xlink:href="Pictures/100000000000015500000293209B8F01BDE09409.png" xlink:type="simple" xlink:show="embed" xlink:actuate="onLoad">
            <text:p/>
          </draw:image>
        </draw:frame>
        <draw:frame draw:style-name="standard" draw:layer="layout" svg:width="11.135cm" svg:height="3.755cm" svg:x="16.612cm" svg:y="9.74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3">Sample</text:span></text:p>
              </table:table-cell>
              <table:table-cell>
                <text:p text:style-name="P5"><text:span text:style-name="T3">Maximu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Lead (Pb</text:span><text:span text:style-name="T4">2+</text:span><text:span text:style-name="T3">)</text:span></text:p>
              </table:table-cell>
              <table:table-cell>
                <text:p text:style-name="P5"><text:span text:style-name="T3">- 0.340 V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Cadmium (Cd</text:span><text:span text:style-name="T4">2+</text:span><text:span text:style-name="T3">)</text:span></text:p>
              </table:table-cell>
              <table:table-cell>
                <text:p text:style-name="P5"><text:span text:style-name="T3">- 0.555 V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3">Zinc (Zn</text:span><text:span text:style-name="T4">2+</text:span><text:span text:style-name="T3">)</text:span></text:p>
              </table:table-cell>
              <table:table-cell>
                <text:p text:style-name="P5"><text:span text:style-name="T3">- 0.959 V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3" draw:layer="layout" svg:width="8.2cm" svg:height="5.646cm" svg:x="18cm" svg:y="3.497cm">
          <draw:image xlink:href="Pictures/10000201000001B0000001205C2A77A758A665A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109cm" svg:x="1.4cm" svg:y="0.388cm" presentation:class="title" presentation:user-transformed="true">
          <draw:text-box>
            <text:p>Complex Exercise 3:<text:line-break/>NMR</text:p>
          </draw:text-box>
        </draw:frame>
        <draw:frame draw:style-name="gr12" draw:text-style-name="P5" draw:layer="layout" svg:width="9.713cm" svg:height="2.944cm" svg:x="17cm" svg:y="10.636cm">
          <draw:image xlink:href="Pictures/100000000000025F000000B81BAAE4754F84E228.png" xlink:type="simple" xlink:show="embed" xlink:actuate="onLoad">
            <text:p/>
          </draw:image>
        </draw:frame>
        <draw:frame draw:style-name="gr13" draw:text-style-name="P5" draw:layer="layout" svg:width="9.6cm" svg:height="6.836cm" svg:x="17cm" svg:y="3.564cm">
          <draw:image xlink:href="Pictures/10000201000001B0000001201A86DF9857062A83.png" xlink:type="simple" xlink:show="embed" xlink:actuate="onLoad">
            <text:p/>
          </draw:image>
        </draw:frame>
        <draw:frame draw:style-name="gr12" draw:text-style-name="P5" draw:layer="layout" svg:width="1.811cm" svg:height="8.064cm" svg:x="12.5cm" svg:y="5.24cm">
          <draw:image xlink:href="Pictures/100000000000008500000250A0B3C5214B1D527F.png" xlink:type="simple" xlink:show="embed" xlink:actuate="onLoad">
            <text:p/>
          </draw:image>
        </draw:frame>
        <draw:frame draw:style-name="gr12" draw:text-style-name="P5" draw:layer="layout" svg:width="10.763cm" svg:height="6.154cm" svg:x="0.6cm" svg:y="5.846cm">
          <draw:image xlink:href="Pictures/100000000000015C000000C7C4AA1FBBAD9B0AF8.png" xlink:type="simple" xlink:show="embed" xlink:actuate="onLoad">
            <text:p/>
          </draw:image>
        </draw:frame>
        <draw:custom-shape draw:style-name="gr5" draw:text-style-name="P4" draw:layer="layout" svg:width="1.6cm" svg:height="1.6cm" svg:x="15cm" svg:y="6.1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6cm" svg:height="1.6cm" svg:x="15.001cm" svg:y="11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3BC5EB64D0FC4946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21T10:24:06.170678884</dc:date>
    <meta:editing-duration>PT6H6M17S</meta:editing-duration>
    <meta:editing-cycles>22</meta:editing-cycles>
    <meta:generator>LibreOffice/6.0.7.3$Linux_X86_64 LibreOffice_project/00m0$Build-3</meta:generator>
    <meta:document-statistic meta:object-count="77"/>
  </office:meta>
</office:document-meta>
</file>